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Franklin Gothic Book" svg:font-family="'Franklin Gothic Boo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Franklin Gothic Book" fo:font-size="15pt" fo:font-weight="bold" officeooo:rsid="001ac329" officeooo:paragraph-rsid="001ac329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text-align="start" style:justify-single-word="false"/>
      <style:text-properties officeooo:rsid="001ac329" officeooo:paragraph-rsid="001ac329"/>
    </style:style>
    <style:style style:name="P3" style:family="paragraph" style:parent-style-name="Text_20_body">
      <style:paragraph-properties fo:text-align="start" style:justify-single-word="false"/>
      <style:text-properties officeooo:paragraph-rsid="0019187e"/>
    </style:style>
    <style:style style:name="P4" style:family="paragraph" style:parent-style-name="Text_20_body">
      <style:paragraph-properties fo:text-align="start" style:justify-single-word="false"/>
      <style:text-properties officeooo:paragraph-rsid="001ac329"/>
    </style:style>
    <style:style style:name="P5" style:family="paragraph" style:parent-style-name="Text_20_body">
      <style:paragraph-properties fo:text-align="start" style:justify-single-word="false"/>
      <style:text-properties officeooo:paragraph-rsid="001cfe7f"/>
    </style:style>
    <style:style style:name="P6" style:family="paragraph" style:parent-style-name="Title">
      <style:paragraph-properties fo:text-align="start" style:justify-single-word="false"/>
      <style:text-properties officeooo:paragraph-rsid="0020d73c"/>
    </style:style>
    <style:style style:name="P7" style:family="paragraph" style:parent-style-name="Text_20_body">
      <style:paragraph-properties fo:text-align="start" style:justify-single-word="false"/>
      <style:text-properties style:font-name="Franklin Gothic Book" fo:font-size="12pt" fo:font-weight="normal" officeooo:rsid="00167b94" officeooo:paragraph-rsid="0015caa6" style:font-size-asian="10.5pt" style:font-weight-asian="normal" style:font-size-complex="12pt" style:font-weight-complex="normal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Franklin Gothic Book" officeooo:rsid="0016e8bf" officeooo:paragraph-rsid="0016e8bf"/>
    </style:style>
    <style:style style:name="P9" style:family="paragraph" style:parent-style-name="Text_20_body" style:list-style-name="L1">
      <style:paragraph-properties fo:text-align="start" style:justify-single-word="false"/>
      <style:text-properties style:font-name="Franklin Gothic Book" officeooo:rsid="00181151" officeooo:paragraph-rsid="00181151"/>
    </style:style>
    <style:style style:name="P10" style:family="paragraph" style:parent-style-name="Text_20_body">
      <style:paragraph-properties fo:text-align="start" style:justify-single-word="false"/>
      <style:text-properties style:font-name="Franklin Gothic Book" officeooo:rsid="0019187e" officeooo:paragraph-rsid="0019187e"/>
    </style:style>
    <style:style style:name="P11" style:family="paragraph" style:parent-style-name="Text_20_body">
      <style:paragraph-properties fo:text-align="start" style:justify-single-word="false"/>
      <style:text-properties style:font-name="Franklin Gothic Book" officeooo:rsid="001ac329" officeooo:paragraph-rsid="001ac329"/>
    </style:style>
    <style:style style:name="P12" style:family="paragraph" style:parent-style-name="Text_20_body">
      <style:paragraph-properties fo:text-align="start" style:justify-single-word="false"/>
      <style:text-properties style:font-name="Franklin Gothic Book" fo:font-weight="bold" officeooo:rsid="001fd97e" officeooo:paragraph-rsid="001fd97e" style:font-weight-asian="bold" style:font-weight-complex="bold"/>
    </style:style>
    <style:style style:name="P13" style:family="paragraph" style:parent-style-name="Text_20_body" style:list-style-name="L4">
      <style:paragraph-properties fo:text-align="start" style:justify-single-word="false"/>
      <style:text-properties style:font-name="Franklin Gothic Book" fo:font-weight="normal" officeooo:rsid="0021e1d2" officeooo:paragraph-rsid="0021e1d2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Franklin Gothic Book" fo:font-size="15pt" fo:font-weight="bold" officeooo:rsid="0019187e" officeooo:paragraph-rsid="0020d73c" style:font-size-asian="15pt" style:font-weight-asian="bold" style:font-size-complex="15pt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font-name="Franklin Gothic Book" fo:font-size="15pt" fo:font-weight="bold" officeooo:rsid="001ac329" officeooo:paragraph-rsid="001ac329" style:font-size-asian="15pt" style:font-weight-asian="bold" style:font-size-complex="15pt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font-name="Franklin Gothic Book" fo:font-size="15pt" fo:font-weight="normal" officeooo:rsid="0020d73c" officeooo:paragraph-rsid="0020d73c" style:font-size-asian="15pt" style:font-weight-asian="normal" style:font-size-complex="15pt" style:font-weight-complex="normal"/>
    </style:style>
    <style:style style:name="P17" style:family="paragraph" style:parent-style-name="Text_20_body" style:list-style-name="L3">
      <style:paragraph-properties fo:text-align="start" style:justify-single-word="false"/>
      <style:text-properties style:font-name="Franklin Gothic Book" officeooo:rsid="0020d73c" officeooo:paragraph-rsid="0020d73c"/>
    </style:style>
    <style:style style:name="P18" style:family="paragraph" style:parent-style-name="Text_20_body">
      <style:paragraph-properties fo:text-align="start" style:justify-single-word="false"/>
      <style:text-properties fo:font-weight="bold" officeooo:rsid="001fd97e" officeooo:paragraph-rsid="001fd97e" style:font-weight-asian="bold" style:font-weight-complex="bold"/>
    </style:style>
    <style:style style:name="P19" style:family="paragraph">
      <loext:graphic-properties draw:fill="gradient" draw:fill-gradient-name="Midnight"/>
      <style:paragraph-properties fo:text-align="center"/>
    </style:style>
    <style:style style:name="T1" style:family="text">
      <style:text-properties style:font-name="Franklin Gothic Book"/>
    </style:style>
    <style:style style:name="T2" style:family="text">
      <style:text-properties style:font-name="Franklin Gothic Book" fo:font-weight="bold" officeooo:rsid="001cfe7f" style:font-weight-asian="bold" style:font-weight-complex="bold"/>
    </style:style>
    <style:style style:name="T3" style:family="text">
      <style:text-properties style:font-name="Franklin Gothic Book" fo:font-weight="bold" officeooo:rsid="0019187e" style:font-weight-asian="bold" style:font-weight-complex="bold"/>
    </style:style>
    <style:style style:name="T4" style:family="text">
      <style:text-properties style:font-name="Franklin Gothic Book" fo:font-weight="bold" officeooo:rsid="001a2ccc" style:font-weight-asian="bold" style:font-weight-complex="bold"/>
    </style:style>
    <style:style style:name="T5" style:family="text">
      <style:text-properties style:font-name="Franklin Gothic Book" fo:font-weight="bold" officeooo:rsid="001fd97e" style:font-weight-asian="bold" style:font-weight-complex="bold"/>
    </style:style>
    <style:style style:name="T6" style:family="text">
      <style:text-properties style:font-name="Franklin Gothic Book" fo:font-weight="bold" officeooo:rsid="0020d73c" style:font-weight-asian="bold" style:font-weight-complex="bold"/>
    </style:style>
    <style:style style:name="T7" style:family="text">
      <style:text-properties style:font-name="Franklin Gothic Book" fo:font-size="12pt" fo:font-weight="normal" officeooo:rsid="0015dbf3" style:font-size-asian="10.5pt" style:font-weight-asian="normal" style:font-size-complex="12pt" style:font-weight-complex="normal"/>
    </style:style>
    <style:style style:name="T8" style:family="text">
      <style:text-properties style:font-name="Franklin Gothic Book" fo:font-size="12pt" fo:font-weight="normal" officeooo:rsid="001fd97e" style:font-size-asian="10.5pt" style:font-weight-asian="normal" style:font-size-complex="12pt" style:font-weight-complex="normal"/>
    </style:style>
    <style:style style:name="T9" style:family="text">
      <style:text-properties style:font-name="Franklin Gothic Book" fo:font-size="12pt" fo:font-weight="bold" officeooo:rsid="0015dbf3" style:font-size-asian="10.5pt" style:font-weight-asian="bold" style:font-size-complex="12pt" style:font-weight-complex="bold"/>
    </style:style>
    <style:style style:name="T10" style:family="text">
      <style:text-properties style:font-name="Franklin Gothic Book" fo:font-size="12pt" fo:font-weight="bold" officeooo:rsid="0020d73c" style:font-size-asian="10.5pt" style:font-weight-asian="bold" style:font-size-complex="12pt" style:font-weight-complex="bold"/>
    </style:style>
    <style:style style:name="T11" style:family="text">
      <style:text-properties style:font-name="Franklin Gothic Book" fo:font-size="12pt" fo:font-weight="bold" officeooo:rsid="001fd97e" style:font-size-asian="10.5pt" style:font-weight-asian="bold" style:font-size-complex="12pt" style:font-weight-complex="bold"/>
    </style:style>
    <style:style style:name="T12" style:family="text">
      <style:text-properties style:font-name="Franklin Gothic Book" officeooo:rsid="001ac329"/>
    </style:style>
    <style:style style:name="T13" style:family="text">
      <style:text-properties style:font-name="Franklin Gothic Book" fo:font-weight="normal" style:font-weight-asian="normal" style:font-weight-complex="normal"/>
    </style:style>
    <style:style style:name="T14" style:family="text">
      <style:text-properties style:font-name="Franklin Gothic Book" officeooo:rsid="0021e1d2"/>
    </style:style>
    <style:style style:name="T15" style:family="text">
      <style:text-properties officeooo:rsid="0019187e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officeooo:rsid="0020d73c"/>
    </style:style>
    <style:style style:name="T18" style:family="text">
      <style:text-properties officeooo:rsid="0021e1d2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598in" draw:marker-start-width="0.228in" draw:marker-end-width="0.228in" draw:fill="gradient" draw:fill-gradient-name="Midnight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line text:anchor-type="paragraph" draw:z-index="0" draw:name="Shape1" draw:style-name="gr1" draw:text-style-name="P19" svg:x1="-0.0146in" svg:y1="0.6563in" svg:x2="6.939in" svg:y2="0.6429in"><text:p/></draw:line><text:span text:style-name="T10">Robert Scalf</text:span><text:span text:style-name="T9"> <text:s text:c="10"/></text:span><text:span text:style-name="T11">110 Pridemore St.</text:span><text:span text:style-name="T9"> </text:span><text:span text:style-name="T11">Church Hill</text:span><text:span text:style-name="T9">, TN</text:span><text:span text:style-name="T7"> </text:span><text:span text:style-name="T11">37642</text:span><text:span text:style-name="T9"> <text:s text:c="3"/></text:span><text:a xlink:type="simple" xlink:href="mailto:robert_scalf@gmail.com" text:style-name="Internet_20_link" text:visited-style-name="Visited_20_Internet_20_Link"><text:span text:style-name="T8">robert_scalf</text:span></text:a><text:a xlink:type="simple" xlink:href="mailto:robert_scalf@gmail.com" text:style-name="Internet_20_link" text:visited-style-name="Visited_20_Internet_20_Link"><text:span text:style-name="T7">@gmail.com</text:span></text:a></text:p>
      <text:p text:style-name="P7"/>
      <text:section text:style-name="Sect1" text:name="Section1">
        <text:section text:style-name="Sect2" text:name="Section2">
          <text:list xml:id="list2499116154" text:style-name="L1">
            <text:list-item>
              <text:p text:style-name="P8">Front End Developer Certification/<text:span text:style-name="T15">Data Visualization Certification</text:span></text:p>
            </text:list-item>
            <text:list-item>
              <text:p text:style-name="P8">HTML5, CSS</text:p>
            </text:list-item>
            <text:list-item>
              <text:p text:style-name="P8">Object Oriented/Functional Programming</text:p>
            </text:list-item>
            <text:list-item>
              <text:p text:style-name="P8">Bootstrap, jQuery, SaSS, React, Redux</text:p>
            </text:list-item>
            <text:list-item>
              <text:p text:style-name="P9">D3, JSON, APIs, Ajax</text:p>
            </text:list-item>
          </text:list>
        </text:section>
        <text:p text:style-name="P14">S<text:span text:style-name="T17">ummary</text:span></text:p>
        <text:p text:style-name="P16">I am a motivated Jr. Web Developer looking for a position with opportunities to increase my skills and <text:span text:style-name="T18">advance my career as a developer. I enjoy problem solving and working as part of a team.</text:span></text:p>
        <text:p text:style-name="P10"><text:span text:style-name="T16">Work History</text:span></text:p>
        <text:p text:style-name="P3"><text:span text:style-name="T5">Homesteaders, </text:span><text:span text:style-name="T6">New Tazewell, TN</text:span><text:span text:style-name="T3"><text:tab/><text:tab/><text:tab/></text:span><text:span text:style-name="T5">Laborer</text:span><text:span text:style-name="T4"><text:tab/><text:tab/>20</text:span><text:span text:style-name="T5">16</text:span><text:span text:style-name="T4"> - 201</text:span><text:span text:style-name="T2">1</text:span><text:span text:style-name="T4"><text:tab/></text:span></text:p>
        <text:list xml:id="list1563061360" text:style-name="L3">
          <text:list-item>
            <text:p text:style-name="P17">Responsible for the assembly and design of multiple types of special use trailers including car haulers, carry-all, and horse trailers.</text:p>
          </text:list-item>
        </text:list>
        <text:p text:style-name="P12">McDonald’s , <text:span text:style-name="T17">Tazewell, TN<text:tab/> <text:s text:c="2"/></text:span><text:s text:c="32"/>Line Cook <text:s text:c="9"/>2015 – 2016</text:p>
        <text:list xml:id="list3628294113" text:style-name="L4">
          <text:list-item>
            <text:p text:style-name="P13">Assisted in the preparation, assembly, and serving of multiple types of food products in a fast paces environment.</text:p>
          </text:list-item>
          <text:list-item>
            <text:p text:style-name="P13">Responsible for the quality of the food items served and would not allow for orders to be served incorrectly or not to standard.</text:p>
          </text:list-item>
          <text:list-item>
            <text:p text:style-name="P13">Maintained the cleanliness of the food preparation environment to meet current safety and cleanliness standards.</text:p>
          </text:list-item>
        </text:list>
        <text:p text:style-name="P1"/>
        <text:p text:style-name="P1">Education</text:p>
        <text:p text:style-name="P2"><text:span text:style-name="T5">Full-Stack Developer Certification <text:tab/><text:tab/></text:span><text:span text:style-name="T1">Persevere<text:tab/><text:tab/><text:tab/> 2021</text:span></text:p>
        <text:p text:style-name="P18"><text:span text:style-name="T1">University of Phoenix </text:span><text:span text:style-name="T14"><text:tab/><text:tab/> <text:s text:c="2"/><text:tab/><text:tab/></text:span><text:span text:style-name="T13">1 semester <text:s text:c="10"/><text:tab/><text:tab/> 2005</text:span></text:p>
        <text:p text:style-name="P11"/>
        <text:p text:style-name="P4"><text:span text:style-name="T12"/></text:p>
        <text:p text:style-name="P5"><text:span text:style-name="T12"/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Franklin Gothic Book" svg:font-family="'Franklin Gothic Boo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Midnight" draw:style="linear" draw:start-color="#000000" draw:end-color="#2a6099" draw:start-intensity="100%" draw:end-intensity="10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27T11:29:14.846000000</meta:creation-date>
    <dc:date>2021-06-17T12:19:37.844000000</dc:date>
    <meta:editing-duration>PT22M14S</meta:editing-duration>
    <meta:editing-cycles>4</meta:editing-cycles>
    <meta:generator>LibreOffice/6.3.0.4$Windows_X86_64 LibreOffice_project/057fc023c990d676a43019934386b85b21a9ee99</meta:generator>
    <meta:document-statistic meta:table-count="0" meta:image-count="0" meta:object-count="0" meta:page-count="1" meta:paragraph-count="18" meta:word-count="181" meta:character-count="1232" meta:non-whitespace-character-count="991"/>
  </office:meta>
</office:document-meta>
</file>